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IWAK+Palatino-Bold" svg:font-family="ORIWAK+Palatino-Bold"/>
    <style:font-face style:name="TFGASA+Palatino-Roman" svg:font-family="TFGASA+Palatino-Roman"/>
    <style:font-face style:name="arial" svg:font-family="arial, sans-serif"/>
    <style:font-face style:name="Lucida Sans1" svg:font-family="'Lucida Sans'" style:font-family-generic="swiss"/>
    <style:font-face style:name="DejaVu Sans Condensed1" svg:font-family="'DejaVu Sans Condensed'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style:line-height-at-least="0.476cm" fo:text-align="justify" style:justify-single-word="false" fo:orphans="2" fo:widows="2"/>
    </style:style>
    <style:style style:name="P3" style:family="paragraph" style:parent-style-name="Standard">
      <style:paragraph-properties style:line-height-at-least="0.476cm" fo:text-align="justify" style:justify-single-word="false" fo:orphans="2" fo:widows="2"/>
      <style:text-properties fo:color="#000000" fo:font-style="italic" style:font-style-asian="italic" style:font-name-complex="Liberation Serif1" style:font-style-complex="italic"/>
    </style:style>
    <style:style style:name="T1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T2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3" style:family="text">
      <style:text-properties fo:color="#000000" style:font-name-complex="Liberation Serif1"/>
    </style:style>
    <style:style style:name="T4" style:family="text">
      <style:text-properties fo:color="#000000" style:font-name-asian="Liberation Serif1" style:font-name-complex="Liberation Serif1"/>
    </style:style>
    <style:style style:name="T5" style:family="text">
      <style:text-properties fo:color="#000000" fo:font-weight="bold" style:font-weight-asian="bold" style:font-name-complex="Liberation Serif1" style:font-weight-complex="bold"/>
    </style:style>
    <style:style style:name="T6" style:family="text">
      <style:text-properties fo:color="#000000" fo:font-weight="bold" style:font-name-asian="Liberation Serif1" style:font-weight-asian="bold" style:font-name-complex="Liberation Serif1" style:font-weight-complex="bold"/>
    </style:style>
    <style:style style:name="T7" style:family="text">
      <style:text-properties fo:color="#000000" fo:font-style="italic" style:font-style-asian="italic" style:font-name-complex="Liberation Serif1" style:font-style-complex="italic"/>
    </style:style>
    <style:style style:name="T8" style:family="text">
      <style:text-properties fo:color="#000000" fo:font-style="italic" style:font-name-asian="Liberation Serif1" style:font-style-asian="italic" style:font-name-complex="Liberation Serif1" style:font-style-complex="italic"/>
    </style:style>
    <style:style style:name="T9" style:family="text">
      <style:text-properties fo:font-variant="normal" fo:text-transform="none" fo:color="#333333" style:font-name="arial" fo:font-size="12pt" fo:letter-spacing="normal" fo:font-style="normal" fo:font-weight="normal" style:font-name-asian="Liberation Serif1" style:font-name-complex="Liberation Serif1"/>
    </style:style>
    <style:style style:name="T10" style:family="text">
      <style:text-properties fo:font-variant="normal" fo:text-transform="none" fo:color="#333333" fo:letter-spacing="normal" style:font-name-asian="Liberation Serif1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Konwersatorium</text:span><text:span text:style-name="T2"> </text:span><text:span text:style-name="T1">nr</text:span><text:span text:style-name="T2"> 8 – 9 </text:span><text:span text:style-name="T1">grudnia</text:span><text:span text:style-name="T2"> </text:span><text:span text:style-name="T1">2011</text:span></text:h>
      <text:h text:style-name="Heading_20_2" text:outline-level="2"><text:span text:style-name="T1">Uniwersytet</text:span><text:span text:style-name="T2"> </text:span><text:span text:style-name="T1">anarchistyczny?</text:span></text:h>
      <text:p text:style-name="P2"><text:span text:style-name="T5">Stevphen</text:span><text:span text:style-name="T6"> </text:span><text:span text:style-name="T5">Shukaitis</text:span><text:span text:style-name="T6"> </text:span><text:span text:style-name="T5">-</text:span><text:span text:style-name="T6"> </text:span><text:span text:style-name="T5">Infrapolityka</text:span><text:span text:style-name="T6"> </text:span><text:span text:style-name="T5">i</text:span><text:span text:style-name="T6"> </text:span><text:span text:style-name="T5">nomadyczna</text:span><text:span text:style-name="T6"> </text:span><text:span text:style-name="T5">maszyna</text:span><text:span text:style-name="T6"> </text:span><text:span text:style-name="T5">edukacyjna</text:span><text:span text:style-name="T4"> </text:span><text:span text:style-name="T3">(fragmenty)</text:span></text:p>
      <text:p text:style-name="P2"><text:span text:style-name="T3">Anarchizm</text:span><text:span text:style-name="T4"> </text:span><text:span text:style-name="T3">posiada</text:span><text:span text:style-name="T4"> </text:span><text:span text:style-name="T3">ambiwalentny</text:span><text:span text:style-name="T4"> </text:span><text:span text:style-name="T3">stosunek</text:span><text:span text:style-name="T4"> </text:span><text:span text:style-name="T3">do</text:span><text:span text:style-name="T4"> </text:span><text:span text:style-name="T3">akademii.</text:span><text:span text:style-name="T4"> </text:span><text:span text:style-name="T3">Jeśli</text:span><text:span text:style-name="T4"> </text:span><text:span text:style-name="T3">zastanowimy</text:span><text:span text:style-name="T4"> </text:span><text:span text:style-name="T3">się</text:span><text:span text:style-name="T4"> </text:span><text:span text:style-name="T3">nad</text:span><text:span text:style-name="T4"> </text:span><text:span text:style-name="T3">tym</text:span><text:span text:style-name="T4"> </text:span><text:span text:style-name="T3">przez</text:span><text:span text:style-name="T4"> </text:span><text:span text:style-name="T3">chwilę,</text:span><text:span text:style-name="T4"> </text:span><text:span text:style-name="T3">nie</text:span><text:span text:style-name="T4"> </text:span><text:span text:style-name="T3">jest</text:span><text:span text:style-name="T4"> </text:span><text:span text:style-name="T3">to</text:span><text:span text:style-name="T4"> </text:span><text:span text:style-name="T3">w</text:span><text:span text:style-name="T4"> </text:span><text:span text:style-name="T3">sumie</text:span><text:span text:style-name="T4"> </text:span><text:span text:style-name="T3">aż</text:span><text:span text:style-name="T4"> </text:span><text:span text:style-name="T3">takie</text:span><text:span text:style-name="T4"> </text:span><text:span text:style-name="T3">zaskakujące.</text:span><text:span text:style-name="T4"> </text:span><text:span text:style-name="T3">Jak</text:span><text:span text:style-name="T4"> </text:span><text:span text:style-name="T3">można</text:span><text:span text:style-name="T4"> </text:span><text:span text:style-name="T3">utrzymywać</text:span><text:span text:style-name="T4"> </text:span><text:span text:style-name="T3">jakikolwiek</text:span><text:span text:style-name="T4"> </text:span><text:span text:style-name="T3">sens</text:span><text:span text:style-name="T4"> </text:span><text:span text:style-name="T3">etycznego</text:span><text:span text:style-name="T4"> </text:span><text:span text:style-name="T3">zaangażowania</text:span><text:span text:style-name="T4"> </text:span><text:span text:style-name="T3">w</text:span><text:span text:style-name="T4"> </text:span><text:span text:style-name="T3">nie-hierarchiczne,</text:span><text:span text:style-name="T4"> </text:span><text:span text:style-name="T3">nieoparte</text:span><text:span text:style-name="T4"> </text:span><text:span text:style-name="T3">na</text:span><text:span text:style-name="T4"> </text:span><text:span text:style-name="T3">wyzysku</text:span><text:span text:style-name="T4"> </text:span><text:span text:style-name="T3">relacje,</text:span><text:span text:style-name="T4"> </text:span><text:span text:style-name="T3">w</text:span><text:span text:style-name="T4"> </text:span><text:span text:style-name="T3">przestrzeni,</text:span><text:span text:style-name="T4"> </text:span><text:span text:style-name="T3">która</text:span><text:span text:style-name="T4"> </text:span><text:span text:style-name="T3">działa</text:span><text:span text:style-name="T4"> </text:span><text:span text:style-name="T3">przeciwko</text:span><text:span text:style-name="T4"> </text:span><text:span text:style-name="T3">wielu</text:span><text:span text:style-name="T4"> </text:span><text:span text:style-name="T3">z</text:span><text:span text:style-name="T4"> </text:span><text:span text:style-name="T3">tych</text:span><text:span text:style-name="T4"> </text:span><text:span text:style-name="T3">politycznych</text:span><text:span text:style-name="T4"> </text:span><text:span text:style-name="T3">ideałów?</text:span><text:span text:style-name="T4"> </text:span><text:span text:style-name="T3">Jak</text:span><text:span text:style-name="T4"> </text:span><text:span text:style-name="T3">zrobić</text:span><text:span text:style-name="T4"> </text:span><text:span text:style-name="T3">to</text:span><text:span text:style-name="T4"> </text:span><text:span text:style-name="T3">bez</text:span><text:span text:style-name="T4"> </text:span><text:span text:style-name="T3">tworzenia</text:span><text:span text:style-name="T4"> </text:span><text:span text:style-name="T3">przestrzeni</text:span><text:span text:style-name="T4"> </text:span><text:span text:style-name="T3">czy</text:span><text:span text:style-name="T4"> </text:span><text:span text:style-name="T3">wiedzy,</text:span><text:span text:style-name="T4"> </text:span><text:span text:style-name="T3">które</text:span><text:span text:style-name="T4"> </text:span><text:span text:style-name="T3">mogą</text:span><text:span text:style-name="T4"> </text:span><text:span text:style-name="T3">zostać</text:span><text:span text:style-name="T4"> </text:span><text:span text:style-name="T3">zwrócone</text:span><text:span text:style-name="T4"> </text:span><text:span text:style-name="T3">przeciwko</text:span><text:span text:style-name="T4"> </text:span><text:span text:style-name="T3">samym</text:span><text:span text:style-name="T4"> </text:span><text:span text:style-name="T3">tym</text:span><text:span text:style-name="T4"> </text:span><text:span text:style-name="T3">politycznym</text:span><text:span text:style-name="T4"> </text:span><text:span text:style-name="T3">celom?</text:span><text:span text:style-name="T4"> </text:span><text:span text:style-name="T3">Marc</text:span><text:span text:style-name="T4"> </text:span><text:span text:style-name="T3">Bousquet</text:span><text:span text:style-name="T4"> </text:span><text:span text:style-name="T3">i</text:span><text:span text:style-name="T4"> </text:span><text:span text:style-name="T3">Tiziana</text:span><text:span text:style-name="T4"> </text:span><text:span text:style-name="T3">Terranova</text:span><text:span text:style-name="T4"> </text:span><text:span text:style-name="T3">przypominają</text:span><text:span text:style-name="T4"> </text:span><text:span text:style-name="T3">nam,</text:span><text:span text:style-name="T4"> </text:span><text:span text:style-name="T3">że</text:span><text:span text:style-name="T4"> </text:span><text:span text:style-name="T3">instytucjonalne</text:span><text:span text:style-name="T4"> </text:span><text:span text:style-name="T3">otoczenie</text:span><text:span text:style-name="T4"> </text:span><text:span text:style-name="T3">uniwersytetu</text:span><text:span text:style-name="T4"> </text:span><text:span text:style-name="T3">nie</text:span><text:span text:style-name="T4"> </text:span><text:span text:style-name="T3">jest</text:span><text:span text:style-name="T4"> </text:span><text:span text:style-name="T3">przestrzenią</text:span><text:span text:style-name="T4"> </text:span><text:span text:style-name="T3">znajdującą</text:span><text:span text:style-name="T4"> </text:span><text:span text:style-name="T3">się</text:span><text:span text:style-name="T4"> </text:span><text:span text:style-name="T3">poza</text:span><text:span text:style-name="T4"> </text:span><text:span text:style-name="T3">funkcjonującą</text:span><text:span text:style-name="T4"> </text:span><text:span text:style-name="T3">gospodarką</text:span><text:span text:style-name="T4"> </text:span><text:span text:style-name="T3">(to</text:span><text:span text:style-name="T4"> </text:span><text:span text:style-name="T3">znaczy,</text:span><text:span text:style-name="T4"> </text:span><text:span text:style-name="T3">że</text:span><text:span text:style-name="T4"> </text:span><text:span text:style-name="T3">nie</text:span><text:span text:style-name="T4"> </text:span><text:span text:style-name="T3">jest</text:span><text:span text:style-name="T4"> </text:span><text:span text:style-name="T3">on</text:span><text:span text:style-name="T4"> </text:span><text:span text:style-name="T3">bańką</text:span><text:span text:style-name="T4"> </text:span><text:span text:style-name="T3">ani</text:span><text:span text:style-name="T4"> </text:span><text:span text:style-name="T3">wieżą</text:span><text:span text:style-name="T4"> </text:span><text:span text:style-name="T3">z</text:span><text:span text:style-name="T4"> </text:span><text:span text:style-name="T3">kości</text:span><text:span text:style-name="T4"> </text:span><text:span text:style-name="T3">słoniowej),</text:span><text:span text:style-name="T4"> </text:span><text:span text:style-name="T3">ale</text:span><text:span text:style-name="T4"> </text:span><text:span text:style-name="T3">jest</text:span><text:span text:style-name="T4"> </text:span><text:span text:style-name="T3">w</text:span><text:span text:style-name="T4"> </text:span><text:span text:style-name="T3">znacznym</text:span><text:span text:style-name="T4"> </text:span><text:span text:style-name="T3">stopniu</text:span><text:span text:style-name="T4"> </text:span><text:span text:style-name="T3">jej</text:span><text:span text:style-name="T4"> </text:span><text:span text:style-name="T3">częścią,</text:span><text:span text:style-name="T4"> </text:span><text:span text:style-name="T3">istnieje</text:span><text:span text:style-name="T4"> </text:span><text:span text:style-name="T3">w</text:span><text:span text:style-name="T4"> </text:span><text:span text:style-name="T3">fabryce</text:span><text:span text:style-name="T4"> </text:span><text:span text:style-name="T3">społecznej</text:span><text:span text:style-name="T4"> </text:span><text:span text:style-name="T3">i</text:span><text:span text:style-name="T4"> </text:span><text:span text:style-name="T3">tworzy</text:span><text:span text:style-name="T4"> </text:span><text:span text:style-name="T3">zróżnicowane</text:span><text:span text:style-name="T4"> </text:span><text:span text:style-name="T3">formy</text:span><text:span text:style-name="T4"> </text:span><text:span text:style-name="T3">wytwarzania</text:span><text:span text:style-name="T4"> </text:span><text:span text:style-name="T3">wartości</text:span><text:span text:style-name="T4"> </text:span><text:span text:style-name="T3">i</text:span><text:span text:style-name="T4"> </text:span><text:span text:style-name="T3">socjalizacji</text:span><text:span text:style-name="T4"> </text:span><text:span text:style-name="T3">pracy</text:span><text:span text:style-name="T4"> </text:span><text:span text:style-name="T3">(rozwijania</text:span><text:span text:style-name="T4"> </text:span><text:span text:style-name="T3">kapitału</text:span><text:span text:style-name="T4"> </text:span><text:span text:style-name="T3">ludzkiego</text:span><text:span text:style-name="T4"> </text:span><text:span text:style-name="T3">i</text:span><text:span text:style-name="T4"> </text:span><text:span text:style-name="T3">zdolności</text:span><text:span text:style-name="T4"> </text:span><text:span text:style-name="T3">do</text:span><text:span text:style-name="T4"> </text:span><text:span text:style-name="T3">wymachiwania</text:span><text:span text:style-name="T4"> </text:span><text:span text:style-name="T3">kwalifikacjami</text:span><text:span text:style-name="T4"> </text:span><text:span text:style-name="T3">po</text:span><text:span text:style-name="T4"> </text:span><text:span text:style-name="T3">to,</text:span><text:span text:style-name="T4"> </text:span><text:span text:style-name="T3">aby</text:span><text:span text:style-name="T4"> </text:span><text:span text:style-name="T3">uzyskać</text:span><text:span text:style-name="T4"> </text:span><text:span text:style-name="T3">zatrudnienie,</text:span><text:span text:style-name="T4"> </text:span><text:span text:style-name="T3">praktykę</text:span><text:span text:style-name="T4"> </text:span><text:span text:style-name="T3">wiedzy,</text:span><text:span text:style-name="T4"> </text:span><text:span text:style-name="T3">informacji</text:span><text:span text:style-name="T4"> </text:span><text:span text:style-name="T3">i</text:span><text:span text:style-name="T4"> </text:span><text:span text:style-name="T3">organizacji,</text:span><text:span text:style-name="T4"> </text:span><text:span text:style-name="T3">które</text:span><text:span text:style-name="T4"> </text:span><text:span text:style-name="T3">używane</text:span><text:span text:style-name="T4"> </text:span><text:span text:style-name="T3">są</text:span><text:span text:style-name="T4"> </text:span><text:span text:style-name="T3">w</text:span><text:span text:style-name="T4"> </text:span><text:span text:style-name="T3">obrębie</text:span><text:span text:style-name="T4"> </text:span><text:span text:style-name="T3">całego</text:span><text:span text:style-name="T4"> </text:span><text:span text:style-name="T3">pola</text:span><text:span text:style-name="T4"> </text:span><text:span text:style-name="T3">społecznego).</text:span><text:span text:style-name="T4"> </text:span><text:span text:style-name="T3">Mówiąc</text:span><text:span text:style-name="T4"> </text:span><text:span text:style-name="T3">ogólnie,</text:span><text:span text:style-name="T4"> </text:span><text:span text:style-name="T3">dotyczy</text:span><text:span text:style-name="T4"> </text:span><text:span text:style-name="T3">to</text:span><text:span text:style-name="T4"> </text:span><text:span text:style-name="T3">zarówno</text:span><text:span text:style-name="T4"> </text:span><text:span text:style-name="T3">klasycznego</text:span><text:span text:style-name="T4"> </text:span><text:span text:style-name="T3">uniwersytetu,</text:span><text:span text:style-name="T4"> </text:span><text:span text:style-name="T3">który</text:span><text:span text:style-name="T4"> </text:span><text:span text:style-name="T3">odgrywał</text:span><text:span text:style-name="T4"> </text:span><text:span text:style-name="T3">istotną</text:span><text:span text:style-name="T4"> </text:span><text:span text:style-name="T3">rolę</text:span><text:span text:style-name="T4"> </text:span><text:span text:style-name="T3">w</text:span><text:span text:style-name="T4"> </text:span><text:span text:style-name="T3">procesie</text:span><text:span text:style-name="T4"> </text:span><text:span text:style-name="T3">budowania</text:span><text:span text:style-name="T4"> </text:span><text:span text:style-name="T3">państwa</text:span><text:span text:style-name="T4"> </text:span><text:span text:style-name="T3">i</text:span><text:span text:style-name="T4"> </text:span><text:span text:style-name="T3">kreowania</text:span><text:span text:style-name="T4"> </text:span><text:span text:style-name="T3">kultury</text:span><text:span text:style-name="T4"> </text:span><text:span text:style-name="T3">narodowej,</text:span><text:span text:style-name="T4"> </text:span><text:span text:style-name="T3">jak</text:span><text:span text:style-name="T4"> </text:span><text:span text:style-name="T3">i</text:span><text:span text:style-name="T4"> </text:span><text:span text:style-name="T3">uniwersytetu</text:span><text:span text:style-name="T4"> </text:span><text:span text:style-name="T3">neoliberalnego,</text:span><text:span text:style-name="T4"> </text:span><text:span text:style-name="T3">który</text:span><text:span text:style-name="T4"> </text:span><text:span text:style-name="T3">w</text:span><text:span text:style-name="T4"> </text:span><text:span text:style-name="T3">większym</text:span><text:span text:style-name="T4"> </text:span><text:span text:style-name="T3">stopniu</text:span><text:span text:style-name="T4"> </text:span><text:span text:style-name="T3">zazębia</text:span><text:span text:style-name="T4"> </text:span><text:span text:style-name="T3">się</text:span><text:span text:style-name="T4"> </text:span><text:span text:style-name="T3">z</text:span><text:span text:style-name="T4"> </text:span><text:span text:style-name="T3">rozwojem</text:span><text:span text:style-name="T4"> </text:span><text:span text:style-name="T3">nowych</text:span><text:span text:style-name="T4"> </text:span><text:span text:style-name="T3">form</text:span><text:span text:style-name="T4"> </text:span><text:span text:style-name="T3">innowacyjności</text:span><text:span text:style-name="T4"> </text:span><text:span text:style-name="T3">i</text:span><text:span text:style-name="T4"> </text:span><text:span text:style-name="T3">kreatywności.</text:span><text:span text:style-name="T4"> </text:span><text:span text:style-name="T3">To</text:span><text:span text:style-name="T4"> </text:span><text:span text:style-name="T3">znaczy</text:span><text:span text:style-name="T4"> </text:span><text:span text:style-name="T3">z</text:span><text:span text:style-name="T4"> </text:span><text:span text:style-name="T3">rozwojem</text:span><text:span text:style-name="T4"> </text:span><text:span text:style-name="T3">takich</text:span><text:span text:style-name="T4"> </text:span><text:span text:style-name="T3">form,</text:span><text:span text:style-name="T4"> </text:span><text:span text:style-name="T3">które</text:span><text:span text:style-name="T4"> </text:span><text:span text:style-name="T3">przekładają</text:span><text:span text:style-name="T4"> </text:span><text:span text:style-name="T3">się</text:span><text:span text:style-name="T4"> </text:span><text:span text:style-name="T3">na</text:span><text:span text:style-name="T4"> </text:span><text:span text:style-name="T3">nowe</text:span><text:span text:style-name="T4"> </text:span><text:span text:style-name="T3">prawa</text:span><text:span text:style-name="T4"> </text:span><text:span text:style-name="T3">własności,</text:span><text:span text:style-name="T4"> </text:span><text:span text:style-name="T3">patenty</text:span><text:span text:style-name="T4"> </text:span><text:span text:style-name="T3">oraz</text:span><text:span text:style-name="T4"> </text:span><text:span text:style-name="T3">możliwą</text:span><text:span text:style-name="T4"> </text:span><text:span text:style-name="T3">do</text:span><text:span text:style-name="T4"> </text:span><text:span text:style-name="T3">utowarowienia</text:span><text:span text:style-name="T4"> </text:span><text:span text:style-name="T3">wiedzę</text:span><text:span text:style-name="T4"> </text:span><text:span text:style-name="T3">i</text:span><text:span text:style-name="T4"> </text:span><text:span text:style-name="T3">umiejętności.</text:span><text:span text:style-name="T4"> </text:span><text:span text:style-name="T3">Z</text:span><text:span text:style-name="T4"> </text:span><text:span text:style-name="T3">tego</text:span><text:span text:style-name="T4"> </text:span><text:span text:style-name="T3">powodu</text:span><text:span text:style-name="T4"> </text:span><text:span text:style-name="T3">nie</text:span><text:span text:style-name="T4"> </text:span><text:span text:style-name="T3">ma</text:span><text:span text:style-name="T4"> </text:span><text:span text:style-name="T3">żadnego</text:span><text:span text:style-name="T4"> “</text:span><text:span text:style-name="T3">złotego</text:span><text:span text:style-name="T4"> </text:span><text:span text:style-name="T3">wieku</text:span><text:span text:style-name="T4">” </text:span><text:span text:style-name="T3">uniwersytetu,</text:span><text:span text:style-name="T4"> </text:span><text:span text:style-name="T3">do</text:span><text:span text:style-name="T4"> </text:span><text:span text:style-name="T3">którego</text:span><text:span text:style-name="T4"> </text:span><text:span text:style-name="T3">ktoś</text:span><text:span text:style-name="T4"> </text:span><text:span text:style-name="T3">mógłby</text:span><text:span text:style-name="T4"> </text:span><text:span text:style-name="T3">nawiązać</text:span><text:span text:style-name="T4"> </text:span><text:span text:style-name="T3">albo</text:span><text:span text:style-name="T4"> </text:span><text:span text:style-name="T3">starać</text:span><text:span text:style-name="T4"> </text:span><text:span text:style-name="T3">się</text:span><text:span text:style-name="T4"> </text:span><text:span text:style-name="T3">do</text:span><text:span text:style-name="T4"> </text:span><text:span text:style-name="T3">niego</text:span><text:span text:style-name="T4"> </text:span><text:span text:style-name="T3">powrócić;</text:span><text:span text:style-name="T4"> </text:span><text:span text:style-name="T3">nie</text:span><text:span text:style-name="T4"> </text:span><text:span text:style-name="T3">jest</text:span><text:span text:style-name="T4"> </text:span><text:span text:style-name="T3">to</text:span><text:span text:style-name="T4"> </text:span><text:span text:style-name="T3">też</text:span><text:span text:style-name="T4"> “</text:span><text:span text:style-name="T3">uniwersytet</text:span><text:span text:style-name="T4"> </text:span><text:span text:style-name="T3">w</text:span><text:span text:style-name="T4"> </text:span><text:span text:style-name="T3">ruinie</text:span><text:span text:style-name="T4">”</text:span><text:span text:style-name="T3">,</text:span><text:span text:style-name="T4"> </text:span><text:span text:style-name="T3">który</text:span><text:span text:style-name="T4"> </text:span><text:span text:style-name="T3">można</text:span><text:span text:style-name="T4"> </text:span><text:span text:style-name="T3">byłoby</text:span><text:span text:style-name="T4"> </text:span><text:span text:style-name="T3">odbudować</text:span><text:span text:style-name="T4"> </text:span><text:span text:style-name="T3">na</text:span><text:span text:style-name="T4"> </text:span><text:span text:style-name="T3">powrót</text:span><text:span text:style-name="T4"> </text:span><text:span text:style-name="T3">do</text:span><text:span text:style-name="T4"> </text:span><text:span text:style-name="T3">chwalebnej,</text:span><text:span text:style-name="T4"> </text:span><text:span text:style-name="T3">idealnej</text:span><text:span text:style-name="T4"> </text:span><text:span text:style-name="T3">formy,</text:span><text:span text:style-name="T4"> </text:span><text:span text:style-name="T3">a</text:span><text:span text:style-name="T4"> </text:span><text:span text:style-name="T3">to</text:span><text:span text:style-name="T4"> </text:span><text:span text:style-name="T3">dlatego,</text:span><text:span text:style-name="T4"> </text:span><text:span text:style-name="T3">że</text:span><text:span text:style-name="T4"> </text:span><text:span text:style-name="T3">jest</text:span><text:span text:style-name="T4"> </text:span><text:span text:style-name="T3">to</text:span><text:span text:style-name="T4"> </text:span><text:span text:style-name="T3">przestrzeń,</text:span><text:span text:style-name="T4"> </text:span><text:span text:style-name="T3">która</text:span><text:span text:style-name="T4"> </text:span><text:span text:style-name="T3">zawsze</text:span><text:span text:style-name="T4"> </text:span><text:span text:style-name="T3">odgrywała</text:span><text:span text:style-name="T4"> </text:span><text:span text:style-name="T3">istotną</text:span><text:span text:style-name="T4"> </text:span><text:span text:style-name="T3">rolę</text:span><text:span text:style-name="T4"> </text:span><text:span text:style-name="T3">w</text:span><text:span text:style-name="T4"> </text:span><text:span text:style-name="T3">kreowaniu</text:span><text:span text:style-name="T4"> </text:span><text:span text:style-name="T3">i</text:span><text:span text:style-name="T4"> </text:span><text:span text:style-name="T3">utrzymywaniu</text:span><text:span text:style-name="T4"> </text:span><text:span text:style-name="T3">wątpliwych</text:span><text:span text:style-name="T4"> </text:span><text:span text:style-name="T3">form</text:span><text:span text:style-name="T4"> </text:span><text:span text:style-name="T3">władzy.</text:span></text:p>
      <text:p text:style-name="P2"><text:span text:style-name="T3">Anarchizm,</text:span><text:span text:style-name="T4"> </text:span><text:span text:style-name="T3">poza</text:span><text:span text:style-name="T4"> </text:span><text:span text:style-name="T3">prawdopodobnie</text:span><text:span text:style-name="T4"> </text:span><text:span text:style-name="T3">kilkoma</text:span><text:span text:style-name="T4"> </text:span><text:span text:style-name="T3">odmianami</text:span><text:span text:style-name="T4"> </text:span><text:span text:style-name="T3">indywidualistycznych</text:span><text:span text:style-name="T4"> </text:span><text:span text:style-name="T3">orientacji,</text:span><text:span text:style-name="T4"> </text:span><text:span text:style-name="T3">nie</text:span><text:span text:style-name="T4"> </text:span><text:span text:style-name="T3">może</text:span><text:span text:style-name="T4"> </text:span><text:span text:style-name="T3">się</text:span><text:span text:style-name="T4"> </text:span><text:span text:style-name="T3">zadomowić</text:span><text:span text:style-name="T4"> </text:span><text:span text:style-name="T3">w</text:span><text:span text:style-name="T4"> </text:span><text:span text:style-name="T3">takiej</text:span><text:span text:style-name="T4"> </text:span><text:span text:style-name="T3">przestrzeni</text:span><text:span text:style-name="T4"> </text:span><text:span text:style-name="T3">bez</text:span><text:span text:style-name="T4"> </text:span><text:span text:style-name="T3">zdradzenia</text:span><text:span text:style-name="T4"> </text:span><text:span text:style-name="T3">samego</text:span><text:span text:style-name="T4"> </text:span><text:span text:style-name="T3">siebie.</text:span><text:span text:style-name="T4"> </text:span><text:span text:style-name="T3">Jednak</text:span><text:span text:style-name="T4"> </text:span><text:span text:style-name="T3">uświadomienie</text:span><text:span text:style-name="T4"> </text:span><text:span text:style-name="T3">sobie,</text:span><text:span text:style-name="T4"> </text:span><text:span text:style-name="T3">że</text:span><text:span text:style-name="T4"> </text:span><text:span text:style-name="T3">anarchizm</text:span><text:span text:style-name="T4"> </text:span><text:span text:style-name="T3">nigdy</text:span><text:span text:style-name="T4"> </text:span><text:span text:style-name="T3">naprawdę</text:span><text:span text:style-name="T4"> </text:span><text:span text:style-name="T3">nie</text:span><text:span text:style-name="T4"> </text:span><text:span text:style-name="T3">może</text:span><text:span text:style-name="T4"> </text:span><text:span text:style-name="T3">być</text:span><text:span text:style-name="T4"> </text:span><text:span text:style-name="T3">uniwersytecki,</text:span><text:span text:style-name="T4"> </text:span><text:span text:style-name="T3">nie</text:span><text:span text:style-name="T4"> </text:span><text:span text:style-name="T3">wyklucza</text:span><text:span text:style-name="T4"> </text:span><text:span text:style-name="T3">odnajdywania</text:span><text:span text:style-name="T4"> </text:span><text:span text:style-name="T3">dróg</text:span><text:span text:style-name="T4"> </text:span><text:span text:style-name="T3">bycia</text:span><text:span text:style-name="T4"> </text:span><text:span text:style-name="T3">na</text:span><text:span text:style-name="T4"> </text:span><text:span text:style-name="T3">uniwersytecie</text:span><text:span text:style-name="T4"> </text:span><text:span text:style-name="T3">i</text:span><text:span text:style-name="T4"> </text:span><text:span text:style-name="T3">wykorzystania</text:span><text:span text:style-name="T4"> </text:span><text:span text:style-name="T3">tej</text:span><text:span text:style-name="T4"> </text:span><text:span text:style-name="T3">przestrzeni,</text:span><text:span text:style-name="T4"> </text:span><text:span text:style-name="T3">zasobów,</text:span><text:span text:style-name="T4"> </text:span><text:span text:style-name="T3">umiejętności</text:span><text:span text:style-name="T4"> </text:span><text:span text:style-name="T3">i</text:span><text:span text:style-name="T4"> </text:span><text:span text:style-name="T3">wiedzy</text:span><text:span text:style-name="T4"> </text:span><text:span text:style-name="T3">jako</text:span><text:span text:style-name="T4"> </text:span><text:span text:style-name="T3">części</text:span><text:span text:style-name="T4"> </text:span><text:span text:style-name="T3">formułowania</text:span><text:span text:style-name="T4"> </text:span><text:span text:style-name="T3">i</text:span><text:span text:style-name="T4"> </text:span><text:span text:style-name="T3">rozwijania</text:span><text:span text:style-name="T4"> </text:span><text:span text:style-name="T3">szerszego</text:span><text:span text:style-name="T4"> </text:span><text:span text:style-name="T3">projektu</text:span><text:span text:style-name="T4"> </text:span><text:span text:style-name="T3">politycznego.</text:span><text:span text:style-name="T4"> </text:span><text:span text:style-name="T3">Jak</text:span><text:span text:style-name="T4"> </text:span><text:span text:style-name="T3">wykazuje</text:span><text:span text:style-name="T4"> </text:span><text:span text:style-name="T3">Noam</text:span><text:span text:style-name="T4"> </text:span><text:span text:style-name="T3">Chomsky:</text:span><text:span text:style-name="T4"> “</text:span><text:span text:style-name="T3">Przestępstwem</text:span><text:span text:style-name="T4"> </text:span><text:span text:style-name="T3">byłoby</text:span><text:span text:style-name="T4"> </text:span><text:span text:style-name="T3">nie</text:span><text:span text:style-name="T4"> </text:span><text:span text:style-name="T3">zauważać</text:span><text:span text:style-name="T4"> </text:span><text:span text:style-name="T3">poważnych</text:span><text:span text:style-name="T4"> </text:span><text:span text:style-name="T3">wad</text:span><text:span text:style-name="T4"> </text:span><text:span text:style-name="T3">i</text:span><text:span text:style-name="T4"> </text:span><text:span text:style-name="T3">nieodpowiedniości</text:span><text:span text:style-name="T4"> </text:span><text:span text:style-name="T3">naszej</text:span><text:span text:style-name="T4"> </text:span><text:span text:style-name="T3">instytucji</text:span><text:span text:style-name="T4"> </text:span><text:span text:style-name="T3">albo</text:span><text:span text:style-name="T4"> </text:span><text:span text:style-name="T3">nie</text:span><text:span text:style-name="T4"> </text:span><text:span text:style-name="T3">użyć</text:span><text:span text:style-name="T4"> </text:span><text:span text:style-name="T3">istotnego</text:span><text:span text:style-name="T4"> </text:span><text:span text:style-name="T3">stopnia</text:span><text:span text:style-name="T4"> </text:span><text:span text:style-name="T3">wolności,</text:span><text:span text:style-name="T4"> </text:span><text:span text:style-name="T3">którą</text:span><text:span text:style-name="T4"> </text:span><text:span text:style-name="T3">większość</text:span><text:span text:style-name="T4"> </text:span><text:span text:style-name="T3">z</text:span><text:span text:style-name="T4"> </text:span><text:span text:style-name="T3">nas</text:span><text:span text:style-name="T4"> </text:span><text:span text:style-name="T3">się</text:span><text:span text:style-name="T4"> </text:span><text:span text:style-name="T3">cieszy</text:span><text:span text:style-name="T4"> </text:span><text:span text:style-name="T3">wewnątrz</text:span><text:span text:style-name="T4"> </text:span><text:span text:style-name="T3">struktur</text:span><text:span text:style-name="T4"> </text:span><text:span text:style-name="T3">tej</text:span><text:span text:style-name="T4"> </text:span><text:span text:style-name="T3">wadliwej</text:span><text:span text:style-name="T4"> </text:span><text:span text:style-name="T3">instytucji,</text:span><text:span text:style-name="T4"> </text:span><text:span text:style-name="T3">do</text:span><text:span text:style-name="T4"> </text:span><text:span text:style-name="T3">zmodyfikowania</text:span><text:span text:style-name="T4"> </text:span><text:span text:style-name="T3">albo</text:span><text:span text:style-name="T4"> </text:span><text:span text:style-name="T3">nawet</text:span><text:span text:style-name="T4"> </text:span><text:span text:style-name="T3">zastąpienia</text:span><text:span text:style-name="T4"> </text:span><text:span text:style-name="T3">jej</text:span><text:span text:style-name="T4"> </text:span><text:span text:style-name="T3">lepszą</text:span><text:span text:style-name="T4"> </text:span><text:span text:style-name="T3">organizacją</text:span><text:span text:style-name="T4"> </text:span><text:span text:style-name="T3">społeczną</text:span><text:span text:style-name="T4">”</text:span><text:span text:style-name="T3">.</text:span><text:span text:style-name="T4"> </text:span><text:span text:style-name="T3">Chociaż</text:span><text:span text:style-name="T4"> “</text:span><text:span text:style-name="T3">istotny</text:span><text:span text:style-name="T4"> </text:span><text:span text:style-name="T3">stopień</text:span><text:span text:style-name="T4"> </text:span><text:span text:style-name="T3">wolności</text:span><text:span text:style-name="T4">” </text:span><text:span text:style-name="T3">może</text:span><text:span text:style-name="T4"> </text:span><text:span text:style-name="T3">być</text:span><text:span text:style-name="T4"> </text:span><text:span text:style-name="T3">wielce</text:span><text:span text:style-name="T4"> </text:span><text:span text:style-name="T3">dyskusyjny</text:span><text:span text:style-name="T4"> </text:span><text:span text:style-name="T3">w</text:span><text:span text:style-name="T4"> </text:span><text:span text:style-name="T3">obecnym</text:span><text:span text:style-name="T4"> </text:span><text:span text:style-name="T3">klimacie</text:span><text:span text:style-name="T4"> </text:span><text:span text:style-name="T3">politycznym,</text:span><text:span text:style-name="T4"> </text:span><text:span text:style-name="T3">jaki</text:span><text:span text:style-name="T4"> </text:span><text:span text:style-name="T3">panuje</text:span><text:span text:style-name="T4"> </text:span><text:span text:style-name="T3">na</text:span><text:span text:style-name="T4"> </text:span><text:span text:style-name="T3">uniwersytecie</text:span><text:span text:style-name="T4"> </text:span><text:span text:style-name="T3">oraz</text:span><text:span text:style-name="T4"> </text:span><text:span text:style-name="T3">poza</text:span><text:span text:style-name="T4"> </text:span><text:span text:style-name="T3">nim,</text:span><text:span text:style-name="T4"> </text:span><text:span text:style-name="T3">to</text:span><text:span text:style-name="T4"> </text:span><text:span text:style-name="T3">mimo</text:span><text:span text:style-name="T4"> </text:span><text:span text:style-name="T3">tego</text:span><text:span text:style-name="T4"> </text:span><text:span text:style-name="T3">w</text:span><text:span text:style-name="T4"> </text:span><text:span text:style-name="T3">mocy</text:span><text:span text:style-name="T4"> </text:span><text:span text:style-name="T3">pozostaje</text:span><text:span text:style-name="T4"> </text:span><text:span text:style-name="T3">punkt:</text:span><text:span text:style-name="T4"> </text:span><text:span text:style-name="T3">jakoby</text:span><text:span text:style-name="T4"> </text:span><text:span text:style-name="T3">można</text:span><text:span text:style-name="T4"> </text:span><text:span text:style-name="T3">znaleźć</text:span><text:span text:style-name="T4"> </text:span><text:span text:style-name="T3">sposób</text:span><text:span text:style-name="T4"> </text:span><text:span text:style-name="T3">wykorzystania</text:span><text:span text:style-name="T4"> </text:span><text:span text:style-name="T3">przestrzeni</text:span><text:span text:style-name="T4"> </text:span><text:span text:style-name="T3">instytucji</text:span><text:span text:style-name="T4"> </text:span><text:span text:style-name="T3">nie</text:span><text:span text:style-name="T4"> </text:span><text:span text:style-name="T3">będąc</text:span><text:span text:style-name="T4"> </text:span><text:span text:style-name="T3">nią,</text:span><text:span text:style-name="T4"> </text:span><text:span text:style-name="T3">bez</text:span><text:span text:style-name="T4"> </text:span><text:span text:style-name="T3">traktowania</text:span><text:span text:style-name="T4"> </text:span><text:span text:style-name="T3">celów</text:span><text:span text:style-name="T4"> </text:span><text:span text:style-name="T3">danej</text:span><text:span text:style-name="T4"> </text:span><text:span text:style-name="T3">instytucji</text:span><text:span text:style-name="T4"> </text:span><text:span text:style-name="T3">jako</text:span><text:span text:style-name="T4"> </text:span><text:span text:style-name="T3">własnych.</text:span></text:p>
      <text:p text:style-name="P2"><text:span text:style-name="T3">Shukaitis:</text:span><text:span text:style-name="T4"> </text:span><text:span text:style-name="T7">opowiadam</text:span><text:span text:style-name="T8"> </text:span><text:span text:style-name="T7">się</text:span><text:span text:style-name="T8"> </text:span><text:span text:style-name="T7">przeciwko</text:span><text:span text:style-name="T8"> </text:span><text:span text:style-name="T7">wyodrębnianiu</text:span><text:span text:style-name="T8"> </text:span><text:span text:style-name="T7">specjalnej</text:span><text:span text:style-name="T8"> </text:span><text:span text:style-name="T7">strefy</text:span><text:span text:style-name="T8"> </text:span><text:span text:style-name="T7">dla</text:span><text:span text:style-name="T8"> </text:span><text:span text:style-name="T7">studiów</text:span><text:span text:style-name="T8"> </text:span><text:span text:style-name="T7">anarchistycznych</text:span><text:span text:style-name="T8"> </text:span><text:span text:style-name="T7">wewnątrz</text:span><text:span text:style-name="T8"> </text:span><text:span text:style-name="T7">akademii,</text:span><text:span text:style-name="T8"> </text:span><text:span text:style-name="T7">jednocześnie</text:span><text:span text:style-name="T8"> </text:span><text:span text:style-name="T7">argumentując</text:span><text:span text:style-name="T8"> </text:span><text:span text:style-name="T7">za</text:span><text:span text:style-name="T8"> </text:span><text:span text:style-name="T7">koniecznością</text:span><text:span text:style-name="T8"> </text:span><text:span text:style-name="T7">nadejścia</text:span><text:span text:style-name="T8"> </text:span><text:span text:style-name="T7">edukacji</text:span><text:span text:style-name="T8"> </text:span><text:span text:style-name="T7">opartej</text:span><text:span text:style-name="T8"> </text:span><text:span text:style-name="T7">na</text:span><text:span text:style-name="T8"> </text:span><text:span text:style-name="T7">tworzeniu</text:span><text:span text:style-name="T8"> </text:span><text:span text:style-name="T7">podwspólności</text:span><text:span text:style-name="T8"> </text:span><text:span text:style-name="T7">[</text:span><text:span text:style-name="Emphasis"><text:span text:style-name="T3">undercommons</text:span></text:span><text:span text:style-name="T7">]</text:span><text:span text:style-name="T8"> </text:span><text:span text:style-name="T7">i</text:span><text:span text:style-name="T8"> </text:span><text:span text:style-name="T7">enklaw</text:span><text:span text:style-name="T8"> </text:span><text:span text:style-name="T7">wewnątrz</text:span><text:span text:style-name="T8"> </text:span><text:span text:style-name="T7">zróżnicowanych</text:span><text:span text:style-name="T8"> </text:span><text:span text:style-name="T7">dyscyplin</text:span><text:span text:style-name="T8"> </text:span><text:span text:style-name="T7">i</text:span><text:span text:style-name="T8"> </text:span><text:span text:style-name="T7">przestrzeni.</text:span><text:span text:style-name="T8"> </text:span><text:span text:style-name="T7">Innymi</text:span><text:span text:style-name="T8"> </text:span><text:span text:style-name="T7">słowy,</text:span><text:span text:style-name="T8"> </text:span><text:span text:style-name="T7">sprzeciwiam</text:span><text:span text:style-name="T8"> </text:span><text:span text:style-name="T7">się</text:span><text:span text:style-name="T8"> </text:span><text:span text:style-name="T7">anarchizmowi</text:span><text:span text:style-name="T8"> </text:span><text:span text:style-name="T7">jako</text:span><text:span text:style-name="T8"> </text:span><text:span text:style-name="T7">przedmiotowi</text:span><text:span text:style-name="T8"> </text:span><text:span text:style-name="T7">studiów,</text:span><text:span text:style-name="T8"> </text:span><text:span text:style-name="T7">będąc</text:span><text:span text:style-name="T8"> </text:span><text:span text:style-name="T7">tym</text:span><text:span text:style-name="T8"> </text:span><text:span text:style-name="T7">samym</text:span><text:span text:style-name="T8"> </text:span><text:span text:style-name="T7">za</text:span><text:span text:style-name="T8"> </text:span><text:span text:style-name="T7">polityką</text:span><text:span text:style-name="T8"> </text:span><text:span text:style-name="T7">wiedzy</text:span><text:span text:style-name="T8"> </text:span><text:span text:style-name="T7">ustawicznie</text:span><text:span text:style-name="T8"> </text:span><text:span text:style-name="T7">opracowywanej</text:span><text:span text:style-name="T8"> </text:span><text:span text:style-name="T7">w</text:span><text:span text:style-name="T8"> </text:span><text:span text:style-name="T7">przestrzeniach</text:span><text:span text:style-name="T8"> </text:span><text:span text:style-name="T7">walki.</text:span></text:p>
      <text:p text:style-name="P2"/>
      <text:p text:style-name="P2"><text:span text:style-name="T3">Propozycja</text:span><text:span text:style-name="T4"> „</text:span><text:span text:style-name="T3">nomadycznej</text:span><text:span text:style-name="T4"> </text:span><text:span text:style-name="T3">maszyny</text:span><text:span text:style-name="T4"> </text:span><text:span text:style-name="T3">edukacyjnej</text:span><text:span text:style-name="T4">”</text:span><text:span text:style-name="T3">:</text:span><text:span text:style-name="T4"> </text:span><text:span text:style-name="T7">Nomadyczna</text:span><text:span text:style-name="T8"> </text:span><text:span text:style-name="T7">maszyna</text:span><text:span text:style-name="T8"> </text:span><text:span text:style-name="T7">edukacyjna</text:span><text:span text:style-name="T8"> </text:span><text:span text:style-name="T7">jest</text:span><text:span text:style-name="T8"> </text:span><text:span text:style-name="T7">(...)</text:span><text:span text:style-name="T8"> </text:span><text:span text:style-name="T7">maszyną</text:span><text:span text:style-name="T8"> </text:span><text:span text:style-name="T7">transformacyjną,</text:span><text:span text:style-name="T8"> </text:span><text:span text:style-name="T7">to</text:span><text:span text:style-name="T8"> </text:span><text:span text:style-name="T7">jest</text:span><text:span text:style-name="T8"> </text:span><text:span text:style-name="T7">procesem</text:span><text:span text:style-name="T8"> </text:span><text:span text:style-name="T7">strukturyzowania</text:span><text:span text:style-name="T8"> </text:span><text:span text:style-name="T7">tego,</text:span><text:span text:style-name="T8"> </text:span><text:span text:style-name="T7">co</text:span><text:span text:style-name="T8"> </text:span><text:span text:style-name="T7">zewnętrzne</text:span><text:span text:style-name="T8"> </text:span><text:span text:style-name="T7">względem</text:span><text:span text:style-name="T8"> </text:span><text:span text:style-name="T7">procesu</text:span><text:span text:style-name="T8"> </text:span><text:span text:style-name="T7">produkcji</text:span><text:span text:style-name="T8"> </text:span><text:span text:style-name="T7">wiedzy,</text:span><text:span text:style-name="T8"> </text:span><text:span text:style-name="T7">wbrew</text:span><text:span text:style-name="T8"> </text:span><text:span text:style-name="T7">zasadzie</text:span><text:span text:style-name="T8"> </text:span><text:span text:style-name="T7">kapitalistycznego</text:span><text:span text:style-name="T8"> </text:span><text:span text:style-name="T7">pomnażania</text:span><text:span text:style-name="T8"> </text:span><text:span text:style-name="T7">wartości</text:span><text:span text:style-name="T8"> </text:span><text:span text:style-name="T7">realizującego</text:span><text:span text:style-name="T8"> </text:span><text:span text:style-name="T7">się</text:span><text:span text:style-name="T8"> </text:span><text:span text:style-name="T7">poprzez</text:span><text:span text:style-name="T8"> </text:span><text:span text:style-name="T7">pracę</text:span><text:span text:style-name="T8"> </text:span><text:span text:style-name="T7">edukacyjną</text:span><text:span text:style-name="T8"> </text:span><text:span text:style-name="T7">i</text:span><text:span text:style-name="T8"> </text:span><text:span text:style-name="T7">produkcję.</text:span><text:span text:style-name="T8"> </text:span><text:span text:style-name="T7">Zewnętrzności,</text:span><text:span text:style-name="T8"> </text:span><text:span text:style-name="T7">która</text:span><text:span text:style-name="T8"> </text:span><text:span text:style-name="T7">nie</text:span><text:span text:style-name="T8"> </text:span><text:span text:style-name="T7">jest</text:span><text:span text:style-name="T8"> </text:span><text:span text:style-name="T7">koniecznie</text:span><text:span text:style-name="T8"> </text:span><text:span text:style-name="T7">materialna,</text:span><text:span text:style-name="T8"> </text:span><text:span text:style-name="T7">ale</text:span><text:span text:style-name="T8"> </text:span><text:span text:style-name="T7">ma</text:span><text:span text:style-name="T8"> </text:span><text:span text:style-name="T7">często</text:span><text:span text:style-name="T8"> </text:span><text:span text:style-name="T7">charakter</text:span><text:span text:style-name="T8"> </text:span><text:span text:style-name="T7">czasowy,</text:span><text:span text:style-name="T8"> </text:span><text:span text:style-name="T7">intensywny</text:span><text:span text:style-name="T8"> </text:span><text:span text:style-name="T7">i</text:span><text:span text:style-name="T8"> </text:span><text:span text:style-name="T7">afektywny</text:span><text:span text:style-name="T8"> </text:span><text:span text:style-name="T7">w</text:span><text:span text:style-name="T8"> </text:span><text:span text:style-name="T7">swej</text:span><text:span text:style-name="T8"> </text:span><text:span text:style-name="T7">naturze.</text:span></text:p>
      <text:p text:style-name="P2"/>
      <text:p text:style-name="P2"><text:span text:style-name="T7">Kreatywność</text:span><text:span text:style-name="T8"> </text:span><text:span text:style-name="T7">związana</text:span><text:span text:style-name="T8"> </text:span><text:span text:style-name="T7">z</text:span><text:span text:style-name="T8"> </text:span><text:span text:style-name="T7">tym,</text:span><text:span text:style-name="T8"> </text:span><text:span text:style-name="T7">czym</text:span><text:span text:style-name="T8"> </text:span><text:span text:style-name="T7">jest</text:span><text:span text:style-name="T8"> </text:span><text:span text:style-name="T7">nomadyczna</text:span><text:span text:style-name="T8"> </text:span><text:span text:style-name="T7">maszyna</text:span><text:span text:style-name="T8"> </text:span><text:span text:style-name="T7">edukacyjna</text:span><text:span text:style-name="T8"> </text:span><text:span text:style-name="T7">wyraża</text:span><text:span text:style-name="T8"> </text:span><text:span text:style-name="T7">się</text:span><text:span text:style-name="T8"> </text:span><text:span text:style-name="T7">w</text:span><text:span text:style-name="T8"> </text:span><text:span text:style-name="T7">ochronie,</text:span><text:span text:style-name="T8"> </text:span><text:span text:style-name="T7">artykulacji</text:span><text:span text:style-name="T8"> </text:span><text:span text:style-name="T7">oraz</text:span><text:span text:style-name="T8"> </text:span><text:span text:style-name="T7">reinterpretacji</text:span><text:span text:style-name="T8"> </text:span><text:span text:style-name="T7">kulturalnych</text:span><text:span text:style-name="T8"> </text:span><text:span text:style-name="T7">i</text:span><text:span text:style-name="T8"> </text:span><text:span text:style-name="T7">społecznych</text:span><text:span text:style-name="T8"> </text:span><text:span text:style-name="T7">form</text:span><text:span text:style-name="T8"> </text:span><text:span text:style-name="T7">będących</text:span><text:span text:style-name="T8"> </text:span><text:span text:style-name="T7">elementami</text:span><text:span text:style-name="T8"> </text:span><text:span text:style-name="T7">tej</text:span><text:span text:style-name="T8"> </text:span><text:span text:style-name="T7">częściowo</text:span><text:span text:style-name="T8"> </text:span><text:span text:style-name="T7">ukrytej</text:span><text:span text:style-name="T8"> </text:span><text:span text:style-name="T7">sfery</text:span><text:span text:style-name="T8"> </text:span><text:span text:style-name="T7">publicznej,</text:span><text:span text:style-name="T8"> </text:span><text:span text:style-name="T7">czyli</text:span><text:span text:style-name="T8"> </text:span><text:span text:style-name="T7">ukrytej</text:span><text:span text:style-name="T8"> </text:span><text:span text:style-name="T7">transkrypcji.</text:span><text:span text:style-name="T8"> </text:span><text:span text:style-name="T7">Publiczna</text:span><text:span text:style-name="T8"> </text:span><text:span text:style-name="T7">transkrypcja</text:span><text:span text:style-name="T8"> </text:span><text:span text:style-name="T7">czy</text:span><text:span text:style-name="T8"> </text:span><text:span text:style-name="T7">samoreprezentacja</text:span><text:span text:style-name="T8"> </text:span><text:soft-page-break/><text:span text:style-name="T7">władzy</text:span><text:span text:style-name="T8"> </text:span><text:span text:style-name="T7">przeważnie</text:span><text:span text:style-name="T8"> </text:span><text:span text:style-name="T7">pomijają</text:span><text:span text:style-name="T8"> </text:span><text:span text:style-name="T7">albo</text:span><text:span text:style-name="T8"> </text:span><text:span text:style-name="T7">po</text:span><text:span text:style-name="T8"> </text:span><text:span text:style-name="T7">prostu</text:span><text:span text:style-name="T8"> </text:span><text:span text:style-name="T7">zaprzeczają</text:span><text:span text:style-name="T8"> </text:span><text:span text:style-name="T7">istnieniu</text:span><text:span text:style-name="T8"> </text:span><text:span text:style-name="T7">społecznych</text:span><text:span text:style-name="T8"> </text:span><text:span text:style-name="T7">form</text:span><text:span text:style-name="T8"> </text:span><text:span text:style-name="T7">rozwijanych</text:span><text:span text:style-name="T8"> </text:span><text:span text:style-name="T7">w</text:span><text:span text:style-name="T8"> </text:span><text:span text:style-name="T7">tych</text:span><text:span text:style-name="T8"> </text:span><text:span text:style-name="T7">częściowo</text:span><text:span text:style-name="T8"> </text:span><text:span text:style-name="T7">ukrytych</text:span><text:span text:style-name="T8"> </text:span><text:span text:style-name="T7">sferach</text:span><text:span text:style-name="T8"> </text:span><text:span text:style-name="T7">publicznych.</text:span><text:span text:style-name="T8"> </text:span><text:span text:style-name="T7">Jednak</text:span><text:span text:style-name="T8"> </text:span><text:span text:style-name="T7">to</text:span><text:span text:style-name="T8"> </text:span><text:span text:style-name="T7">wykluczenie</text:span><text:span text:style-name="T8"> </text:span><text:span text:style-name="T7">ze</text:span><text:span text:style-name="T8"> </text:span><text:span text:style-name="T7">spojrzenia</text:span><text:span text:style-name="T8"> </text:span><text:span text:style-name="T7">władzy,</text:span><text:span text:style-name="T8"> </text:span><text:span text:style-name="T7">w</text:span><text:span text:style-name="T8"> </text:span><text:span text:style-name="T7">czerni</text:span><text:span text:style-name="T8"> </text:span><text:span text:style-name="T7">podwspólności,</text:span><text:span text:style-name="T8"> </text:span><text:span text:style-name="T7">nie</text:span><text:span text:style-name="T8"> </text:span><text:span text:style-name="T7">jest</text:span><text:span text:style-name="T8"> </text:span><text:span text:style-name="T7">koniecznie</text:span><text:span text:style-name="T8"> </text:span><text:span text:style-name="T7">czymś,</text:span><text:span text:style-name="T8"> </text:span><text:span text:style-name="T7">co</text:span><text:span text:style-name="T8"> </text:span><text:span text:style-name="T7">należy</text:span><text:span text:style-name="T8"> </text:span><text:span text:style-name="T7">potępić</text:span><text:span text:style-name="T8"> </text:span><text:span text:style-name="T7">czy</text:span><text:span text:style-name="T8"> </text:span><text:span text:style-name="T7">przepędzić,</text:span><text:span text:style-name="T8"> </text:span><text:span text:style-name="T7">może</text:span><text:span text:style-name="T8"> </text:span><text:span text:style-name="T7">ono</text:span><text:span text:style-name="T8"> </text:span><text:span text:style-name="T7">bowiem</text:span><text:span text:style-name="T8"> </text:span><text:span text:style-name="T7">stanowić</text:span><text:span text:style-name="T8"> </text:span><text:span text:style-name="T7">bardzo</text:span><text:span text:style-name="T8"> </text:span><text:span text:style-name="T7">dobrą</text:span><text:span text:style-name="T8"> </text:span><text:span text:style-name="T7">podstawę,</text:span><text:span text:style-name="T8"> </text:span><text:span text:style-name="T7">na</text:span><text:span text:style-name="T8"> </text:span><text:span text:style-name="T7">której</text:span><text:span text:style-name="T8"> </text:span><text:span text:style-name="T7">tworzy</text:span><text:span text:style-name="T8"> </text:span><text:span text:style-name="T7">się</text:span><text:span text:style-name="T8"> </text:span><text:span text:style-name="T7">radykalną</text:span><text:span text:style-name="T8"> </text:span><text:span text:style-name="T7">politykę</text:span><text:span text:style-name="T8"> </text:span><text:span text:style-name="T7">kulturalną,</text:span><text:span text:style-name="T8"> </text:span><text:span text:style-name="T7">a</text:span><text:span text:style-name="T8"> </text:span><text:span text:style-name="T7">która</text:span><text:span text:style-name="T8"> </text:span><text:span text:style-name="T7">nie</text:span><text:span text:style-name="T8"> </text:span><text:span text:style-name="T7">zostaje</text:span><text:span text:style-name="T8"> </text:span><text:span text:style-name="T7">natychmiast</text:span><text:span text:style-name="T8"> </text:span><text:span text:style-name="T7">podporządkowana</text:span><text:span text:style-name="T8"> </text:span><text:span text:style-name="T7">optyce</text:span><text:span text:style-name="T8"> </text:span><text:span text:style-name="T7">spektaklu</text:span><text:span text:style-name="T8"> </text:span><text:span text:style-name="T7">czy</text:span><text:span text:style-name="T8"> </text:span><text:span text:style-name="T7">mechanizmów</text:span><text:span text:style-name="T8"> </text:span><text:span text:style-name="T7">współzależnego</text:span><text:span text:style-name="T8"> </text:span><text:span text:style-name="T7">rządzenia.</text:span></text:p>
      <text:p text:style-name="P3"/>
      <text:p text:style-name="P2"><text:span text:style-name="T3">Pytania</text:span><text:span text:style-name="T4"> </text:span><text:span text:style-name="T3">o</text:span><text:span text:style-name="T4"> „</text:span><text:span text:style-name="T3">anarchistyczną</text:span><text:span text:style-name="T4"> </text:span><text:span text:style-name="T3">alternatywę</text:span><text:span text:style-name="T4">” </text:span><text:span text:style-name="T3">dla</text:span><text:span text:style-name="T4"> </text:span><text:span text:style-name="T3">obecnego</text:span><text:span text:style-name="T4"> </text:span><text:span text:style-name="T3">stanu</text:span><text:span text:style-name="T4"> </text:span><text:span text:style-name="T3">uniwersytetu.</text:span><text:span text:style-name="T4"> </text:span><text:span text:style-name="T3">Czy</text:span><text:span text:style-name="T4"> </text:span><text:span text:style-name="T3">można</text:span><text:span text:style-name="T4"> </text:span><text:span text:style-name="T3">realistycznie</text:span><text:span text:style-name="T4"> </text:span><text:span text:style-name="T3">oczekiwać</text:span><text:span text:style-name="T4"> </text:span><text:span text:style-name="T3">utrzymania</text:span><text:span text:style-name="T4"> </text:span><text:span text:style-name="T3">się</text:span><text:span text:style-name="T4"> „</text:span><text:span text:style-name="T3">nomadycznej</text:span><text:span text:style-name="T4"> </text:span><text:span text:style-name="T3">maszyny</text:span><text:span text:style-name="T4"> </text:span><text:span text:style-name="T3">edukacyjnej</text:span><text:span text:style-name="T4">” </text:span><text:span text:style-name="T3">w</text:span><text:span text:style-name="T4"> </text:span><text:span text:style-name="T3">strukturach</text:span><text:span text:style-name="T4"> </text:span><text:span text:style-name="T3">obecnego</text:span><text:span text:style-name="T4"> </text:span><text:span text:style-name="T3">systemu.</text:span><text:span text:style-name="T4"> </text:span><text:span text:style-name="T3">Czy</text:span><text:span text:style-name="T4"> </text:span><text:span text:style-name="T3">istnieją</text:span><text:span text:style-name="T4"> </text:span><text:span text:style-name="T3">realne</text:span><text:span text:style-name="T4"> </text:span><text:span text:style-name="T3">punkty</text:span><text:span text:style-name="T4"> </text:span><text:span text:style-name="T3">zaczepienia</text:span><text:span text:style-name="T4"> </text:span><text:span text:style-name="T3">jego</text:span><text:span text:style-name="T4"> </text:span><text:span text:style-name="T3">ewentualnych</text:span><text:span text:style-name="T4"> </text:span><text:span text:style-name="T3">przekształceń.</text:span><text:span text:style-name="T4"> </text:span></text:p>
      <text:p text:style-name="P2"><text:span text:style-name="T4"/></text:p>
      <text:p text:style-name="P2"><text:span text:style-name="T4"/></text:p>
      <text:p text:style-name="P2"><text:span text:style-name="T9">Odkąd pojęcie "dobra wspólnego"</text:span><text:span text:style-name="T10"> odgrywa istotną rolę w dyskursie o </text:span><text:span text:style-name="T9">formach produkcji</text:span><text:span text:style-name="T10"> </text:span><text:span text:style-name="T9">wiedzy, używane bywa często jako sposób wyrażania roszczenia</text:span><text:span text:style-name="T10"> </text:span><text:span text:style-name="T9">własności</text:span><text:span text:style-name="T10"> </text:span><text:span text:style-name="T9">i podziału</text:span><text:span text:style-name="T10"> </text:span><text:span text:style-name="T9">pracy, a mianowicie:</text:span><text:span text:style-name="T10"> jako </text:span><text:span text:style-name="T9">ukryte</text:span><text:span text:style-name="T10"> </text:span><text:span text:style-name="T9">twierdzenie, że</text:span><text:span text:style-name="T10"> w</text:span><text:span text:style-name="T9"> produkcji wiedzy</text:span><text:span text:style-name="T10"> </text:span><text:span text:style-name="T9">biorą udział tylko</text:span><text:span text:style-name="T10"> </text:span><text:span text:style-name="T9">ci, którzy</text:span><text:span text:style-name="T10"> </text:span><text:span text:style-name="T9">są uważani</text:span><text:span text:style-name="T10"> </text:span><text:span text:style-name="T9">(lub sami</text:span><text:span text:style-name="T10"> </text:span><text:span text:style-name="T9">siebie uważają)</text:span><text:span text:style-name="T10"> za</text:span><text:span text:style-name="T9"> producentów</text:span><text:span text:style-name="T10"> </text:span><text:span text:style-name="T9">wiedzy w</text:span><text:span text:style-name="T10"> ustalonuym</text:span><text:span text:style-name="T9"> podziale pracy.</text:span><text:span text:style-name="T10"> </text:span><text:span text:style-name="T9">Wniosek ten</text:span><text:span text:style-name="T10"> </text:span><text:span text:style-name="T9">pojawia się w ujęciach wyraźnie</text:span><text:span text:style-name="T10"> </text:span><text:span text:style-name="T9">politycznych,</text:span><text:span text:style-name="T10"> </text:span><text:span text:style-name="T9">jako</text:span><text:span text:style-name="T10"> </text:span><text:span text:style-name="T9">twierdzenie</text:span><text:span text:style-name="T10"> </text:span><text:span text:style-name="T9">awangardowe</text:span><text:span text:style-name="T10"> </text:span><text:span text:style-name="T9">(szczególnie w podejściu</text:span><text:span text:style-name="T10"> </text:span><text:span text:style-name="T9">Negriego).</text:span></text:p>
      <text:p text:style-name="P2"><text:span text:style-name="T9">W tym sensie</text:span><text:span text:style-name="T10"> </text:span><text:span text:style-name="T9">pojęcie</text:span><text:span text:style-name="T10"> podwspólnotowości / </text:span><text:span text:style-name="T9">undercommons</text:span><text:span text:style-name="T10"> </text:span><text:span text:style-name="T9">jest</text:span><text:span text:style-name="T10"> </text:span><text:span text:style-name="T9">destrukcyjne</text:span><text:span text:style-name="T10"> dla tych, którzy twierdzą</text:span><text:span text:style-name="T9">, że</text:span><text:span text:style-name="T10"> </text:span><text:span text:style-name="T9">wspólnotowość</text:span><text:span text:style-name="T10"> </text:span><text:span text:style-name="T9">była</text:span><text:span text:style-name="T10"> </text:span><text:span text:style-name="T9">idyllą, bez</text:span><text:span text:style-name="T10"> </text:span><text:span text:style-name="T9">różnic</text:span><text:span text:style-name="T10"> </text:span><text:span text:style-name="T9">i</text:span><text:span text:style-name="T10"> </text:span><text:span text:style-name="T9">bez podziałów</text:span><text:span text:style-name="T10"> </text:span><text:span text:style-name="T9">pracy.</text:span><text:span text:style-name="T10"> </text:span><text:span text:style-name="T9">I jest to destrukcyjne zwłaszcza wobec wykorzystywania pojęcia dobra wspólnego jako środka</text:span><text:span text:style-name="T10"> </text:span><text:span text:style-name="T9">do utrwalania lub usuwania</text:span><text:span text:style-name="T10"> </text:span><text:span text:style-name="T9">wspomnianego</text:span><text:span text:style-name="T10"> </text:span><text:span text:style-name="T9">podziału pracy, czy to</text:span><text:span text:style-name="T10"> </text:span><text:span text:style-name="T9">w skali globalnej</text:span><text:span text:style-name="T10"> czy w po</text:span><text:span text:style-name="T9">szczególnych przypadkach – tam,</text:span><text:span text:style-name="T10"> </text:span><text:span text:style-name="T9">gdzie ślady</text:span><text:span text:style-name="T10"> owego </text:span><text:span text:style-name="T9">globalnego podziału</text:span><text:span text:style-name="T10"> </text:span><text:span text:style-name="T9">są oczywiste</text:span><text:span text:style-name="T10"> </text:span><text:span text:style-name="T9">- na przykład</text:span><text:span text:style-name="T10"> </text:span><text:span text:style-name="T9">w</text:span><text:span text:style-name="T10"> </text:span><text:span text:style-name="T9">relacji między,</text:span><text:span text:style-name="T10"> </text:span><text:span text:style-name="T9">z jednej strony pracami porządkowymi,</text:span><text:span text:style-name="T10"> </text:span><text:span text:style-name="T9">administracyjnymi i</text:span><text:span text:style-name="T10"> pracą </text:span><text:span text:style-name="T9">naukową pracowników na umowach śmieciowych w uczelni, a z</text:span><text:span text:style-name="T10"> </text:span><text:span text:style-name="T9">drugiej strony,</text:span><text:span text:style-name="T10"> stałych </text:span><text:span text:style-name="T9">pracowników nauki</text:span><text:span text:style-name="T10"> </text:span><text:span text:style-name="T9">i zarządz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RIWAK+Palatino-Bold" svg:font-family="ORIWAK+Palatino-Bold"/>
    <style:font-face style:name="TFGASA+Palatino-Roman" svg:font-family="TFGASA+Palatino-Roman"/>
    <style:font-face style:name="arial" svg:font-family="arial, sans-serif"/>
    <style:font-face style:name="Lucida Sans1" svg:font-family="'Lucida Sans'" style:font-family-generic="swiss"/>
    <style:font-face style:name="DejaVu Sans Condensed1" svg:font-family="'DejaVu Sans Condensed'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pl" fo:country="PL" style:letter-kerning="true" style:font-name-asian="DejaVu Sans Condensed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 Condensed1" style:font-size-asian="14pt" style:font-name-complex="Lucida Sans2" style:font-size-complex="14pt"/>
    </style:style>
    <style:style style:name="Heading_20_1" style:display-name="Heading 1" style:family="paragraph" style:parent-style-name="Nagłówek1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agłówek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Domyślna_20_czcionka_20_akapitu" style:display-name="Domyślna czcionka akapitu" style:family="text"/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onwersatorium nr 7 – 2 grudnia 2011</dc:title>
    <meta:initial-creator>tp</meta:initial-creator>
    <meta:creation-date>2011-12-02T09:18:00</meta:creation-date>
    <dc:date>2011-12-08T20:26:07</dc:date>
    <meta:editing-cycles>3</meta:editing-cycles>
    <meta:editing-duration>PT1H29S</meta:editing-duration>
    <meta:generator>LibreOffice/3.4$Linux LibreOffice_project/340m1$Build-302</meta:generator>
    <meta:document-statistic meta:table-count="0" meta:image-count="0" meta:object-count="0" meta:page-count="2" meta:paragraph-count="11" meta:word-count="784" meta:character-count="5980" meta:non-whitespace-character-count="5206"/>
    <meta:user-defined meta:name="Informacja 1"/>
    <meta:user-defined meta:name="Informacja 2"/>
    <meta:user-defined meta:name="Informacja 3"/>
    <meta:user-defined meta:name="Informacja 4"/>
  </office:meta>
</office:document-meta>
</file>